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de Algoritmos e Estruturas de Dados II</text:p>
      <text:p text:style-name="P2"/>
      <text:p text:style-name="P2"><text:tab/>Objetivo</text:p>
      <text:p text:style-name="P2"><text:span text:style-name="T1"/></text:p>
      <text:p text:style-name="P2"><text:span text:style-name="T1"><text:tab/>Fazer a análise do algoritmo misto entre o </text:span><text:span text:style-name="T2">QuickSort</text:span><text:span text:style-name="T4"> e o algoritmo de ordenação por </text:span><text:span text:style-name="T2">Inserção</text:span><text:span text:style-name="T4">, escolhendo o limite ideal para a transição entre os dois algoritmos.</text:span></text:p>
      <text:p text:style-name="P2"><text:span text:style-name="T4"/></text:p>
      <text:p text:style-name="P2"><text:span text:style-name="T4"><text:tab/></text:span><text:span text:style-name="T3">Procedimento</text:span></text:p>
      <text:p text:style-name="P2"><text:span text:style-name="T4"/></text:p>
      <text:p text:style-name="P2"><text:span text:style-name="T4"><text:tab/>Para encontrarmos o valor </text:span><text:span text:style-name="T2">k</text:span><text:span text:style-name="T4">, onde </text:span><text:span text:style-name="T2"><text:s/>k = b-a+1</text:span><text:span text:style-name="T4">, tal que para um valor inferior a este seja melhor usar o algoritmo de </text:span><text:span text:style-name="T2">Inserção </text:span><text:span text:style-name="T4">e. caso contrário, o </text:span><text:span text:style-name="T2">QuickSort</text:span><text:span text:style-name="T4">, é necessário fazer uma comparação entre os custos destes dois algoritmos.</text:span></text:p>
      <text:p text:style-name="P2"><text:span text:style-name="T4"><text:tab/>Vimos em aula que os custos destes dois algoritmos, em relação ao número de comparações, são:</text:span></text:p>
      <text:p text:style-name="P2"><text:span text:style-name="T4"><text:tab/></text:span><text:span text:style-name="T4"><draw:frame draw:style-name="fr1" draw:name="Objeto2" text:anchor-type="as-char" svg:width="3.385cm" svg:height="1.05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4">, para o custo do </text:span><text:span text:style-name="T2">Inserção</text:span><text:span text:style-name="T4"> e</text:span></text:p>
      <text:p text:style-name="P2"><text:span text:style-name="T4"/></text:p>
      <text:p text:style-name="P2"><text:span text:style-name="T4"><text:tab/></text:span><text:span text:style-name="T4"><draw:frame draw:style-name="fr1" draw:name="Objeto1" text:anchor-type="as-char" svg:width="4.553cm" svg:height="1.05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">, para o custo do </text:span><text:span text:style-name="T2">QuickSort</text:span><text:span text:style-name="T4">. </text:span></text:p>
      <text:p text:style-name="P2"><text:span text:style-name="T4"/></text:p>
      <text:p text:style-name="P2"><text:span text:style-name="T4"><text:tab/>Lembrando que existe apenas uma situação onde ocorre o melhor caso do </text:span><text:span text:style-name="T2">Inserção </text:span><text:span text:style-name="T4">e <text:s/>uma situação para o pior caso do </text:span><text:span text:style-name="T2">QuickSort.</text:span><text:span text:style-name="T4"> Então, deixando de lado esses dois extremos é possível plotar um gráfico de <text:s/></text:span><text:span text:style-name="T2">C(n) x n</text:span><text:span text:style-name="T4"> e definir </text:span><text:span text:style-name="T2">k.</text:span></text:p>
      <text:p text:style-name="P2"><text:span text:style-name="T4"><text:tab/></text:span><text:span text:style-name="T4"><draw:frame draw:style-name="fr1" draw:name="Objeto5" text:anchor-type="as-char" svg:width="6.421cm" svg:height="1.057cm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4">, para </text:span><text:span text:style-name="T2">n &lt; k </text:span><text:span text:style-name="T4"><text:s/>com </text:span><text:span text:style-name="T4"><draw:frame draw:style-name="fr1" draw:name="Objeto6" text:anchor-type="as-char" svg:width="1.51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.</text:span></text:p>
      <text:p text:style-name="P2"><draw:frame draw:style-name="fr2" draw:name="Objeto4" text:anchor-type="paragraph" svg:x="4.965cm" svg:y="0.233cm" svg:width="11.963cm" svg:height="8.477cm" draw:z-index="4"><draw:object xlink:href="./Object 4" xlink:type="simple" xlink:show="embed" xlink:actuate="onLoad"/><draw:image xlink:href="./ObjectReplacements/Object 4" xlink:type="simple" xlink:show="embed" xlink:actuate="onLoad"/></draw:frame><draw:frame draw:style-name="fr2" draw:name="Objeto3" text:anchor-type="paragraph" svg:x="0.24cm" svg:y="0.286cm" svg:width="4.544cm" svg:height="6.438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><text:tab/></text:span></text:p>
      <text:p text:style-name="P2"><text:span text:style-name="T4"/></text:p>
      <text:p text:style-name="P2"><text:span text:style-name="T4"><text:tab/>É possível observar que para vetores com até quatro elementos o algoritmo </text:span><text:span text:style-name="T2">QuickSort</text:span><text:span text:style-name="T4"> <text:s/>possui um custo maior. Temos então que para um certo </text:span><text:span text:style-name="T2">n</text:span><text:span text:style-name="T4"> </text:span><text:span text:style-name="T2">&lt; 5</text:span><text:span text:style-name="T4"> é melhor usar o algoritmo de </text:span><text:span text:style-name="T2">Inserção</text:span><text:span text:style-name="T4">.</text:span></text:p>
      <text:p text:style-name="P2"><text:span text:style-name="T4"/></text:p>
      <text:p text:style-name="P2"><text:span text:style-name="T4"><text:tab/></text:span><text:span text:style-name="T3">Conclusão</text:span></text:p>
      <text:p text:style-name="P2"><text:span text:style-name="T4"/></text:p>
      <text:p text:style-name="P2"><text:span text:style-name="T4"><text:tab/>Através da análise dos algoritmos foi possível observar que </text:span><text:span text:style-name="T2">k = 5</text:span><text:span text:style-name="T4"> é o limite ideal para a transição entre o algoritmo de </text:span><text:span text:style-name="T2">Inserção </text:span><text:span text:style-name="T4">e o </text:span><text:span text:style-name="T2">QuickSort</text:span><text:span text:style-name="T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an Arakaki</meta:initial-creator>
    <meta:creation-date>2010-10-01T10:59:03</meta:creation-date>
    <dc:date>2010-10-01T13:58:08</dc:date>
    <dc:creator>Alan Arakaki</dc:creator>
    <meta:editing-duration>PT02H27M33S</meta:editing-duration>
    <meta:editing-cycles>4</meta:editing-cycles>
    <meta:generator>OpenOffice.org/3.2$Linux OpenOffice.org_project/320m12$Build-9483</meta:generator>
    <meta:document-statistic meta:table-count="0" meta:image-count="0" meta:object-count="6" meta:page-count="1" meta:paragraph-count="14" meta:word-count="215" meta:character-count="1205"/>
  </office:meta>
</office:document-meta>
</file>

<file path=Object 1/content.xml><?xml version="1.0" encoding="utf-8"?>
<math xmlns="http://www.w3.org/1998/Math/MathML">
  <semantics>
    <mrow>
      <mi mathvariant="italic">nlog</mi>
      <mrow>
        <mo stretchy="false">(</mo>
        <mi>n</mi>
        <mo stretchy="false">)</mo>
      </mrow>
      <mrow>
        <mi/>
        <mi mathvariant="normal">≤</mi>
        <mi/>
      </mrow>
      <msub>
        <mi>C</mi>
        <mi>Q</mi>
      </msub>
      <mrow>
        <mo stretchy="false">(</mo>
        <mi>n</mi>
        <mo stretchy="false">)</mo>
      </mrow>
      <mrow>
        <mi/>
        <mo stretchy="false">≤</mo>
        <mi/>
      </mrow>
      <mfrac>
        <msup>
          <mi>n</mi>
          <mn>2</mn>
        </msup>
        <mn>2</mn>
      </mfrac>
    </mrow>
    <annotation encoding="StarMath 5.0">nlog(n)~ &lt;= ~C_Q(n)~ leslant ~n^2 over 2</annotation>
  </semantics>
</math>
</file>

<file path=Object 2/content.xml><?xml version="1.0" encoding="utf-8"?>
<math xmlns="http://www.w3.org/1998/Math/MathML">
  <semantics>
    <mrow>
      <mn>0</mn>
      <mrow>
        <mi/>
        <mi mathvariant="normal">≤</mi>
        <mi/>
      </mrow>
      <msub>
        <mi>C</mi>
        <mi>I</mi>
      </msub>
      <mrow>
        <mo stretchy="false">(</mo>
        <mi>n</mi>
        <mo stretchy="false">)</mo>
      </mrow>
      <mrow>
        <mi/>
        <mi mathvariant="normal">≤</mi>
        <mi/>
      </mrow>
      <mfrac>
        <msup>
          <mi>n</mi>
          <mn>2</mn>
        </msup>
        <mn>2</mn>
      </mfrac>
    </mrow>
    <annotation encoding="StarMath 5.0">0 ~&lt;= ~C_I(n)~&lt;=~n^2 over 2 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<office:scripts/><office:font-face-decls><style:font-face style:name="Liberation Sans" svg:font-family="&apos;Liberation Sans&apos;" style:font-family-generic="swiss" style:font-pitch="variable"/><style:font-face style:name="DejaVu Sans" svg:font-family="&apos;DejaVu Sans&apos;" style:font-family-generic="system" style:font-pitch="variable"/></office:font-face-decls><office:automatic-styles><style:style style:name="co1" style:family="table-column"><style:table-column-properties fo:break-before="auto" style:column-width="0.683cm"/></style:style><style:style style:name="co2" style:family="table-column"><style:table-column-properties fo:break-before="auto" style:column-width="1.831cm"/></style:style><style:style style:name="co3" style:family="table-column"><style:table-column-properties fo:break-before="auto" style:column-width="1.693cm"/></style:style><style:style style:name="ro1" style:family="table-row"><style:table-row-properties style:row-height="0.452cm" fo:break-before="auto" style:use-optimal-row-height="true"/></style:style><style:style style:name="ta1" style:family="table" style:master-page-name="Default"><style:table-properties table:display="true" style:writing-mode="lr-tb"/></style:style><number:number-style style:name="N2"><number:number number:decimal-places="2" number:min-integer-digits="1"/></number:number-style><style:style style:name="ce1" style:family="table-cell" style:parent-style-name="Default" style:data-style-name="N0"><style:table-cell-properties style:text-align-source="fix" style:repeat-content="false" fo:border="0.035cm solid #000000"/><style:paragraph-properties fo:text-align="center" fo:margin-left="0cm"/></style:style><style:style style:name="ce2" style:family="table-cell" style:parent-style-name="Default" style:data-style-name="N2"><style:table-cell-properties style:text-align-source="fix" style:repeat-content="false" fo:border="0.035cm solid #000000"/><style:paragraph-properties fo:text-align="center" fo:margin-left="0cm"/></style:style><style:style style:name="ce3" style:family="table-cell" style:parent-style-name="Default" style:data-style-name="N2"><style:table-cell-properties style:text-align-source="fix" style:repeat-content="false" fo:border="0.035cm solid #000000"/><style:paragraph-properties fo:text-align="center" fo:margin-left="0cm"/><style:text-properties style:font-name="Liberation Sans" style:font-name-asian="DejaVu Sans" style:font-name-complex="DejaVu Sans"/></style:style><style:style style:name="ta_extref" style:family="table"><style:table-properties table:display="false"/></style:style></office:automatic-styles><office:body><office:spreadshee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1">01/10/2010</text:date>, <text:time>13:58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